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Manjari" officeooo:rsid="001dc676" officeooo:paragraph-rsid="001edad9"/>
    </style:style>
    <style:style style:name="P2" style:family="paragraph" style:parent-style-name="Standard">
      <style:paragraph-properties fo:text-align="center" style:justify-single-word="false"/>
      <style:text-properties style:font-name="Manjari" officeooo:rsid="001dc676" officeooo:paragraph-rsid="001dc676"/>
    </style:style>
    <style:style style:name="P3" style:family="paragraph" style:parent-style-name="Standard">
      <style:paragraph-properties fo:text-align="start" style:justify-single-word="false"/>
      <style:text-properties style:font-name="Manjari" officeooo:rsid="001dc676" officeooo:paragraph-rsid="001dc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ajar android untuk pemula</text:p>
      <text:p text:style-name="P3"/>
      <text:p text:style-name="P3"/>
      <text:p text:style-name="P1"><text:a xlink:type="simple" xlink:href="https://www.dicoding.com/academies/51/tutorials/1164?from=1245" text:style-name="Internet_20_link" text:visited-style-name="Visited_20_Internet_20_Link">https://www.dicoding.com/academies/51/tutorials/1164?from=1245</text:a></text:p>
      <text:p text:style-name="P1"><text:a xlink:type="simple" xlink:href="https://www.dicoding.com/academies/51/tutorials/1167?from=1164" text:style-name="Internet_20_link" text:visited-style-name="Visited_20_Internet_20_Link">https://www.dicoding.com/academies/51/tutorials/1167?from=1164</text:a></text:p>
      <text:p text:style-name="P3"><text:a xlink:type="simple" xlink:href="https://www.dicoding.com/academies/51/tutorials/1170?from=1167" text:style-name="Internet_20_link" text:visited-style-name="Visited_20_Internet_20_Link">https://www.dicoding.com/academies/51/tutorials/1170?from=1167</text:a>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4T21:45:28.202537028</meta:creation-date>
    <dc:date>2019-11-25T09:27:40.069869062</dc:date>
    <meta:editing-duration>PT10H51M41S</meta:editing-duration>
    <meta:editing-cycles>1</meta:editing-cycles>
    <meta:document-statistic meta:table-count="0" meta:image-count="0" meta:object-count="0" meta:page-count="1" meta:paragraph-count="4" meta:word-count="7" meta:character-count="214" meta:non-whitespace-character-count="211"/>
    <meta:generator>LibreOffice/6.3.3.2$Linux_X86_64 LibreOffice_project/30$Build-2</meta:generator>
  </office:meta>
</office:document-meta>
</file>